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50%"/>
      <style:text-properties fo:font-size="12pt" fo:background-color="transparent" style:font-size-asian="12pt" style:font-size-complex="12pt"/>
    </style:style>
    <style:style style:name="P4" style:family="paragraph" style:parent-style-name="Preformatted_20_Text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5" style:family="paragraph" style:parent-style-name="Preformatted_20_Text" style:list-style-name="L1">
      <style:paragraph-properties fo:line-height="150%"/>
      <style:text-properties fo:font-size="12pt" officeooo:paragraph-rsid="000b6886" fo:background-color="transparent" style:font-size-asian="12pt" style:font-size-complex="12pt"/>
    </style:style>
    <style:style style:name="P6" style:family="paragraph" style:parent-style-name="Preformatted_20_Text" style:list-style-name="L2">
      <style:paragraph-properties fo:line-height="150%"/>
      <style:text-properties fo:font-size="12pt" fo:background-color="transparent" style:font-size-asian="12pt" style:font-size-complex="12pt"/>
    </style:style>
    <style:style style:name="P7" style:family="paragraph" style:parent-style-name="Preformatted_20_Text" style:list-style-name="L3">
      <style:paragraph-properties fo:line-height="150%"/>
      <style:text-properties fo:font-size="12pt" fo:background-color="transparent" style:font-size-asian="12pt" style:font-size-complex="12pt"/>
    </style:style>
    <style:style style:name="P8" style:family="paragraph" style:parent-style-name="Preformatted_20_Text" style:list-style-name="L3">
      <style:paragraph-properties fo:line-height="150%"/>
      <style:text-properties fo:font-size="12pt" officeooo:paragraph-rsid="00098470" fo:background-color="transparent" style:font-size-asian="12pt" style:font-size-complex="12pt"/>
    </style:style>
    <style:style style:name="P9" style:family="paragraph" style:parent-style-name="Preformatted_20_Text" style:list-style-name="L4">
      <style:paragraph-properties fo:line-height="150%"/>
      <style:text-properties fo:font-size="12pt" fo:background-color="transparent" style:font-size-asian="12pt" style:font-size-complex="12pt"/>
    </style:style>
    <style:style style:name="P10" style:family="paragraph" style:parent-style-name="Preformatted_20_Text" style:list-style-name="L5">
      <style:paragraph-properties fo:line-height="150%"/>
      <style:text-properties fo:font-size="12pt" fo:background-color="transparent" style:font-size-asian="12pt" style:font-size-complex="12pt"/>
    </style:style>
    <style:style style:name="P11" style:family="paragraph" style:parent-style-name="Preformatted_20_Text" style:list-style-name="L6">
      <style:paragraph-properties fo:line-height="150%"/>
      <style:text-properties fo:font-size="12pt" fo:background-color="transparent" style:font-size-asian="12pt" style:font-size-complex="12pt"/>
    </style:style>
    <style:style style:name="P12" style:family="paragraph" style:parent-style-name="Preformatted_20_Text" style:list-style-name="L7">
      <style:paragraph-properties fo:line-height="150%"/>
      <style:text-properties fo:font-size="12pt" fo:background-color="transparent" style:font-size-asian="12pt" style:font-size-complex="12pt"/>
    </style:style>
    <style:style style:name="P13" style:family="paragraph" style:parent-style-name="Preformatted_20_Text" style:list-style-name="L8">
      <style:paragraph-properties fo:line-height="150%"/>
      <style:text-properties fo:font-size="12pt" fo:background-color="transparent" style:font-size-asian="12pt" style:font-size-complex="12pt"/>
    </style:style>
    <style:style style:name="P14" style:family="paragraph" style:parent-style-name="Preformatted_20_Text" style:list-style-name="L9">
      <style:paragraph-properties fo:line-height="150%"/>
      <style:text-properties fo:font-size="12pt" fo:background-color="transparent" style:font-size-asian="12pt" style:font-size-complex="12pt"/>
    </style:style>
    <style:style style:name="P15" style:family="paragraph" style:parent-style-name="Preformatted_20_Text" style:list-style-name="L10">
      <style:paragraph-properties fo:line-height="150%"/>
      <style:text-properties fo:font-size="12pt" fo:background-color="transparent" style:font-size-asian="12pt" style:font-size-complex="12pt"/>
    </style:style>
    <style:style style:name="P16" style:family="paragraph" style:parent-style-name="Preformatted_20_Text" style:list-style-name="L11">
      <style:paragraph-properties fo:line-height="150%"/>
      <style:text-properties fo:font-size="12pt" fo:background-color="transparent" style:font-size-asian="12pt" style:font-size-complex="12pt"/>
    </style:style>
    <style:style style:name="P17" style:family="paragraph" style:parent-style-name="Preformatted_20_Text" style:list-style-name="L12">
      <style:paragraph-properties fo:line-height="150%"/>
      <style:text-properties fo:font-size="12pt" fo:background-color="transparent" style:font-size-asian="12pt" style:font-size-complex="12pt"/>
    </style:style>
    <style:style style:name="P18" style:family="paragraph" style:parent-style-name="Preformatted_20_Text" style:list-style-name="L13">
      <style:paragraph-properties fo:line-height="150%"/>
      <style:text-properties fo:font-size="12pt" fo:background-color="transparent" style:font-size-asian="12pt" style:font-size-complex="12pt"/>
    </style:style>
    <style:style style:name="P19" style:family="paragraph" style:parent-style-name="Preformatted_20_Text" style:list-style-name="L14">
      <style:paragraph-properties fo:line-height="150%"/>
      <style:text-properties fo:font-size="12pt" fo:background-color="transparent" style:font-size-asian="12pt" style:font-size-complex="12pt"/>
    </style:style>
    <style:style style:name="P20" style:family="paragraph" style:parent-style-name="Preformatted_20_Text">
      <style:text-properties fo:background-color="transparent"/>
    </style:style>
    <style:style style:name="P21" style:family="paragraph" style:parent-style-name="Preformatted_20_Text">
      <style:paragraph-properties fo:margin-left="1.894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22" style:family="paragraph" style:parent-style-name="Preformatted_20_Text">
      <style:paragraph-properties fo:margin-left="2.521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23" style:family="paragraph" style:parent-style-name="Preformatted_20_Text" style:master-page-name="MP0">
      <style:paragraph-properties style:page-number="auto" fo:break-befor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4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5" style:family="text">
      <style:text-properties fo:font-size="12pt" fo:background-color="#ffff00" loext:char-shading-value="0" style:font-size-asian="12pt" style:font-size-complex="12pt"/>
    </style:style>
    <style:style style:name="T16" style:family="text">
      <style:text-properties fo:font-size="12pt" fo:background-color="#ffff00" loext:char-shading-value="0" style:font-size-asian="12pt" style:font-size-complex="12pt"/>
    </style:style>
    <style:style style:name="T17" style:family="text">
      <style:text-properties fo:font-size="12pt" fo:background-color="transparent" loext:char-shading-value="0" style:font-size-asian="12pt" style:font-size-complex="12pt"/>
    </style:style>
    <style:style style:name="T18" style:family="text">
      <style:text-properties fo:font-size="12pt" fo:background-color="transparent" loext:char-shading-value="0" style:font-size-asian="12pt" style:font-size-complex="12pt"/>
    </style:style>
    <style:style style:name="T19" style:family="text">
      <style:text-properties officeooo:rsid="00098470"/>
    </style:style>
    <style:style style:name="T20" style:family="text">
      <style:text-properties fo:font-weight="bold" officeooo:rsid="00098470" fo:background-color="#ffff00" loext:char-shading-value="0" style:font-weight-asian="bold" style:font-weight-complex="bold"/>
    </style:style>
    <style:style style:name="T21" style:family="text">
      <style:text-properties fo:font-weight="bold" officeooo:rsid="0009847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098470" style:text-underline-mode="continuous" style:text-overline-mode="continuous" style:text-line-through-mode="continuous"/>
    </style:style>
    <style:style style:name="T23" style:family="text">
      <style:text-properties fo:font-weight="normal" officeooo:rsid="00098470" style:font-weight-asian="normal" style:font-weight-complex="normal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he Beer Garden</text:p>
      <text:p text:style-name="P20"/>
      <text:p text:style-name="P2">Modèle relationnel</text:p>
      <text:p text:style-name="P20"/>
      <text:p text:style-name="P1"><text:span text:style-name="Police_20_par_20_défaut"><text:span text:style-name="T4">Personne</text:span></text:span><text:span text:style-name="Police_20_par_20_défaut"><text:span text:style-name="T18">(</text:span></text:span><text:span text:style-name="Police_20_par_20_défaut"><text:span text:style-name="T14">id</text:span></text:span><text:span text:style-name="Police_20_par_20_défaut"><text:span text:style-name="T18">, prénom, <text:s/>nom,genre, pseudo, dateNaissance, courriel, motDePasse, idAdresse)</text:span></text:span></text:p>
      <text:list xml:id="list967294007" text:style-name="L1">
        <text:list-item>
          <text:p text:style-name="P4">Personne.pseudo UNIQUE</text:p>
        </text:list-item>
        <text:list-item>
          <text:p text:style-name="P4">Personne.courriel UNIQUE</text:p>
        </text:list-item>
        <text:list-item>
          <text:p text:style-name="P5">Personne.<text:span text:style-name="Police_20_par_20_défaut">motDePasse UNIQUE</text:span></text:p>
        </text:list-item>
        <text:list-item>
          <text:p text:style-name="P4">Personne.idAdresse référence Adresse.id NOT NULL</text:p>
        </text:list-item>
      </text:list>
      <text:p text:style-name="P1"><text:span text:style-name="Police_20_par_20_défaut"><text:span text:style-name="T4">Brasseur</text:span></text:span><text:span text:style-name="Police_20_par_20_défaut"><text:span text:style-name="T18">(</text:span></text:span><text:span text:style-name="Police_20_par_20_défaut"><text:span text:style-name="T14">idPersonne</text:span></text:span><text:span text:style-name="Police_20_par_20_défaut"><text:span text:style-name="T18">, actif)</text:span></text:span></text:p>
      <text:list xml:id="list1506913170" text:style-name="L2">
        <text:list-item>
          <text:p text:style-name="P6">Brasseur.idPersonne référence Personne.id</text:p>
        </text:list-item>
      </text:list>
      <text:p text:style-name="P1"><text:span text:style-name="Police_20_par_20_défaut"><text:span text:style-name="T4">TailleImage</text:span></text:span><text:span text:style-name="Police_20_par_20_défaut"><text:span text:style-name="T18">(</text:span></text:span><text:span text:style-name="Police_20_par_20_défaut"><text:span text:style-name="T14">id</text:span></text:span><text:span text:style-name="Police_20_par_20_défaut"><text:span text:style-name="T18">, nomTaille)</text:span></text:span></text:p>
      <text:p text:style-name="P1"><text:span text:style-name="Police_20_par_20_défaut"><text:span text:style-name="T4">Image</text:span></text:span><text:span text:style-name="Police_20_par_20_défaut"><text:span text:style-name="T18">(</text:span></text:span><text:span text:style-name="Police_20_par_20_défaut"><text:span text:style-name="T14">id</text:span></text:span><text:span text:style-name="Police_20_par_20_défaut"><text:span text:style-name="T18">, nomFichier, titre, idTailleImage)</text:span></text:span></text:p>
      <text:list xml:id="list857361032" text:style-name="L3">
        <text:list-item>
          <text:p text:style-name="P7">Image.nomFichier UNIQUE</text:p>
        </text:list-item>
        <text:list-item>
          <text:p text:style-name="P7">Image.idTailleImage NOT NULL </text:p>
        </text:list-item>
        <text:list-item>
          <text:p text:style-name="P8">Image.idTailleImage <text:span text:style-name="T19">reference </text:span><text:span text:style-name="Police_20_par_20_défaut"><text:span text:style-name="T23">TailleImage</text:span></text:span><text:span text:style-name="Police_20_par_20_défaut"><text:span text:style-name="T21">.</text:span></text:span><text:span text:style-name="Police_20_par_20_défaut"><text:span text:style-name="T22">id</text:span></text:span></text:p>
        </text:list-item>
      </text:list>
      <text:p text:style-name="P1"><text:span text:style-name="Police_20_par_20_défaut"><text:span text:style-name="T4">ImageBrasserie</text:span></text:span><text:span text:style-name="Police_20_par_20_défaut"><text:span text:style-name="T18">(</text:span></text:span><text:span text:style-name="Police_20_par_20_défaut"><text:span text:style-name="T14">idImage</text:span></text:span><text:span text:style-name="Police_20_par_20_défaut"><text:span text:style-name="T18">, idBrasserie)</text:span></text:span></text:p>
      <text:list xml:id="list1806588118" text:style-name="L4">
        <text:list-item>
          <text:p text:style-name="P9">ImageBraserie.idImage référence Image.id</text:p>
        </text:list-item>
        <text:list-item>
          <text:p text:style-name="P9">ImageBrasserie.idBrasserie référence Brasserie.id, ImageBrasserie.idBrasserie NOT NULL</text:p>
        </text:list-item>
      </text:list>
      <text:p text:style-name="P1"><text:span text:style-name="Police_20_par_20_défaut"><text:span text:style-name="T4">ImageBière</text:span></text:span><text:span text:style-name="Police_20_par_20_défaut"><text:span text:style-name="T18">(</text:span></text:span><text:span text:style-name="Police_20_par_20_défaut"><text:span text:style-name="T14">idImage</text:span></text:span><text:span text:style-name="Police_20_par_20_défaut"><text:span text:style-name="T18">, bièreIdBrasserie, nomBière)</text:span></text:span></text:p>
      <text:list xml:id="list3232195293" text:style-name="L5">
        <text:list-item>
          <text:p text:style-name="P10">ImageBière.idImage référence Image.id</text:p>
        </text:list-item>
        <text:list-item>
          <text:p text:style-name="P10">ImageBière.bièreIdBrasserie référence Bière.idBrasserie, ImageBière.bièreIdBrasserie NOT NULL</text:p>
        </text:list-item>
        <text:list-item>
          <text:p text:style-name="P10">ImageBière. nomBière référence Bière. nomBière, ImageBière. nomBière NOT NULL</text:p>
        </text:list-item>
      </text:list>
      <text:p text:style-name="P21"/>
      <text:p text:style-name="P1"><text:span text:style-name="Police_20_par_20_défaut"><text:span text:style-name="T4">Brasserie</text:span></text:span><text:span text:style-name="Police_20_par_20_défaut"><text:span text:style-name="T18">(</text:span></text:span><text:span text:style-name="Police_20_par_20_défaut"><text:span text:style-name="T14">id</text:span></text:span><text:span text:style-name="Police_20_par_20_défaut"><text:span text:style-name="T18">, nom, revendiquée)</text:span></text:span></text:p>
      <text:p text:style-name="P1"><text:span text:style-name="Police_20_par_20_défaut"><text:span text:style-name="T6">TypeBière</text:span></text:span><text:span text:style-name="Police_20_par_20_défaut"><text:span text:style-name="T18">(</text:span></text:span><text:span text:style-name="Police_20_par_20_défaut"><text:span text:style-name="T14">nom</text:span></text:span><text:span text:style-name="Police_20_par_20_défaut"><text:span text:style-name="T18">, description)</text:span></text:span></text:p>
      <text:p text:style-name="P1"><text:span text:style-name="Police_20_par_20_défaut"><text:span text:style-name="T6">Bière</text:span></text:span><text:span text:style-name="Police_20_par_20_défaut"><text:span text:style-name="T18">(</text:span></text:span><text:span text:style-name="Police_20_par_20_défaut"><text:span text:style-name="T14">idBrasserie, nomBière</text:span></text:span><text:span text:style-name="Police_20_par_20_défaut"><text:span text:style-name="T18">, prix, dateEnregistrement, description, nomTypeBière, idPersonne)</text:span></text:span></text:p>
      <text:list xml:id="list147556090" text:style-name="L6">
        <text:list-item>
          <text:p text:style-name="P11">Bière.idBrasserie référence Brasserie.id</text:p>
        </text:list-item>
        <text:list-item>
          <text:p text:style-name="P11">Bière.nomTypeBière référence TypeBière.nom, Bière.nomTypeBière NOT NULL</text:p>
        </text:list-item>
        <text:list-item>
          <text:p text:style-name="P11">Bière.idPersonne référence Personne.id, Bière.idPersonne NOT NULL</text:p>
        </text:list-item>
      </text:list>
      <text:p text:style-name="P1"><text:soft-page-break/><text:span text:style-name="Police_20_par_20_défaut"><text:span text:style-name="T6">InfoBrasserie</text:span></text:span><text:span text:style-name="Police_20_par_20_défaut"><text:span text:style-name="T18">(description, longitude, latitude, rayon, idBrasserie, idAdresse)</text:span></text:span></text:p>
      <text:list xml:id="list2830161264" text:style-name="L7">
        <text:list-item>
          <text:p text:style-name="P12">InfoBrasserie.idBrasserie référence Brasserie.id, InfoBrasserie.idBrasserie NOT NULL</text:p>
        </text:list-item>
        <text:list-item>
          <text:p text:style-name="P12">InfoBrasserie.idAdresse référence Adresse.id, InfoBrasserie.idAdresse NOT NULL</text:p>
        </text:list-item>
      </text:list>
      <text:p text:style-name="P1"><text:span text:style-name="Police_20_par_20_défaut"><text:span text:style-name="T6">Adresse</text:span></text:span><text:span text:style-name="Police_20_par_20_défaut"><text:span text:style-name="T18">(</text:span></text:span><text:span text:style-name="Police_20_par_20_défaut"><text:span text:style-name="T14">id</text:span></text:span><text:span text:style-name="Police_20_par_20_défaut"><text:span text:style-name="T18">, rue, numero, codePostal, ville)</text:span></text:span></text:p>
      <text:p text:style-name="P1"><text:span text:style-name="Police_20_par_20_défaut"><text:span text:style-name="T6">Commande</text:span></text:span><text:span text:style-name="Police_20_par_20_défaut"><text:span text:style-name="T18">(</text:span></text:span><text:span text:style-name="Police_20_par_20_défaut"><text:span text:style-name="T14">id</text:span></text:span><text:span text:style-name="Police_20_par_20_défaut"><text:span text:style-name="T18">, dateCréation, status, idBrasserie, idPersonne)</text:span></text:span></text:p>
      <text:list xml:id="list497774819" text:style-name="L8">
        <text:list-item>
          <text:p text:style-name="P13">Commande.idPersonne référence Personne.id,</text:p>
        </text:list-item>
      </text:list>
      <text:p text:style-name="P22">Commande.idPersonne NOT NULL</text:p>
      <text:list xml:id="list152002611365567" text:continue-numbering="true" text:style-name="L8">
        <text:list-item>
          <text:p text:style-name="P13">Commande. idBrasserie référence Brasserie.idBrasserie,</text:p>
        </text:list-item>
      </text:list>
      <text:p text:style-name="P22">Commande. idBrasserie NOT NULL</text:p>
      <text:p text:style-name="P22"/>
      <text:p text:style-name="P1"><text:span text:style-name="Police_20_par_20_défaut"><text:span text:style-name="T6">CommandeAdresse</text:span></text:span><text:span text:style-name="Police_20_par_20_défaut"><text:span text:style-name="T18">(</text:span></text:span><text:span text:style-name="Police_20_par_20_défaut"><text:span text:style-name="T14">idCommande</text:span></text:span><text:span text:style-name="Police_20_par_20_défaut"><text:span text:style-name="T18">, idAdresse)</text:span></text:span></text:p>
      <text:list xml:id="list1682362760" text:style-name="L9">
        <text:list-item>
          <text:p text:style-name="P14">CommandeAdresse.idAdresse référence Adresse.id, <text:s text:c="4"/>CommandeAdresse.idAdresse NOT NULL</text:p>
        </text:list-item>
        <text:list-item>
          <text:p text:style-name="P14">CommandeAdresse.idCommande référence Commande.id</text:p>
        </text:list-item>
      </text:list>
      <text:p text:style-name="P1"><text:span text:style-name="Police_20_par_20_défaut"><text:span text:style-name="T6">CommandeBière</text:span></text:span><text:span text:style-name="Police_20_par_20_défaut"><text:span text:style-name="T18">(</text:span></text:span><text:span text:style-name="Police_20_par_20_défaut"><text:span text:style-name="T14">idCommande, idBrasserie, nomBière</text:span></text:span><text:span text:style-name="Police_20_par_20_défaut"><text:span text:style-name="T18">, quantité)</text:span></text:span></text:p>
      <text:list xml:id="list374178694" text:style-name="L10">
        <text:list-item>
          <text:p text:style-name="P15">CommandeBière.idCommande référence Commande.id</text:p>
        </text:list-item>
        <text:list-item>
          <text:p text:style-name="P15">Commande.idBrasserie référence Bière.idBrasserie</text:p>
        </text:list-item>
        <text:list-item>
          <text:p text:style-name="P15">Commande.NomBière référence <text:s/>Bière.nomBière</text:p>
        </text:list-item>
        <text:list-item>
          <text:p text:style-name="P15">Commande.quantité NOT NULL</text:p>
        </text:list-item>
      </text:list>
      <text:p text:style-name="P1"><text:span text:style-name="Police_20_par_20_défaut"><text:span text:style-name="T4">Avis</text:span></text:span><text:span text:style-name="Police_20_par_20_défaut"><text:span text:style-name="T18">(</text:span></text:span><text:span text:style-name="Police_20_par_20_défaut"><text:span text:style-name="T14">id</text:span></text:span><text:span text:style-name="Police_20_par_20_défaut"><text:span text:style-name="T18">, contenu, dateCreation, idBrasserie, nomBière)</text:span></text:span></text:p>
      <text:list xml:id="list1342739851" text:style-name="L11">
        <text:list-item>
          <text:p text:style-name="P16">Avis.idBrasserie référence Bière.idBrasserie NOT NULL</text:p>
        </text:list-item>
        <text:list-item>
          <text:p text:style-name="P16">Avis.nomBière référence Bière.nomBière NOT NULL</text:p>
        </text:list-item>
      </text:list>
      <text:p text:style-name="P1"><text:span text:style-name="Police_20_par_20_défaut"><text:span text:style-name="T6">AvisBière</text:span></text:span><text:span text:style-name="Police_20_par_20_défaut"><text:span text:style-name="T18">(</text:span></text:span><text:span text:style-name="Police_20_par_20_défaut"><text:span text:style-name="T14">idAvis</text:span></text:span><text:span text:style-name="Police_20_par_20_défaut"><text:span text:style-name="T18">, score, acidité, amertume, douceur, pétillance, idPersonne)</text:span></text:span></text:p>
      <text:list xml:id="list3983508838" text:style-name="L12">
        <text:list-item>
          <text:p text:style-name="P17">AvisBière.id référence Avis.id </text:p>
        </text:list-item>
        <text:list-item>
          <text:p text:style-name="P17">AvisBière.idPersonne référence Personne.id NOT NULL</text:p>
        </text:list-item>
      </text:list>
      <text:p text:style-name="P1"><text:span text:style-name="Police_20_par_20_défaut"><text:span text:style-name="T6">RéponseAvisBière</text:span></text:span><text:span text:style-name="Police_20_par_20_défaut"><text:span text:style-name="T18">(</text:span></text:span><text:span text:style-name="Police_20_par_20_défaut"><text:span text:style-name="T14">idAvis</text:span></text:span><text:span text:style-name="Police_20_par_20_défaut"><text:span text:style-name="T18">, utile, inutile, idAvisBière, idBrasseur)</text:span></text:span></text:p>
      <text:list xml:id="list1095979112" text:style-name="L13">
        <text:list-item>
          <text:p text:style-name="P18">RéponseAvisBière.idAvisBière référence Avis.idAvis, RéponseAvisBière UNIQUE et NOT NULL</text:p>
        </text:list-item>
        <text:list-item>
          <text:p text:style-name="P18">RéponseAvisBière.idBrasseur référence Brasseur.idBrasseur, RéponseavisBière.idBrasseur NOT NULL </text:p>
        </text:list-item>
      </text:list>
      <text:p text:style-name="P1"><text:soft-page-break/><text:span text:style-name="Police_20_par_20_défaut"><text:span text:style-name="T4">BièrePersonne</text:span></text:span><text:span text:style-name="Police_20_par_20_défaut"><text:span text:style-name="T18">(</text:span></text:span><text:span text:style-name="Police_20_par_20_défaut"><text:span text:style-name="T14">idPersonne, idBrasserie, nomBière</text:span></text:span><text:span text:style-name="Police_20_par_20_défaut"><text:span text:style-name="T18">, date)</text:span></text:span></text:p>
      <text:list xml:id="list3533927933" text:style-name="L14">
        <text:list-item>
          <text:p text:style-name="P19">BièrePersonne.idPersonne référence Personne.id</text:p>
        </text:list-item>
        <text:list-item>
          <text:p text:style-name="P19">BièrePersonne.idBrasserie référence Bière.idBrasserie</text:p>
        </text:list-item>
        <text:list-item>
          <text:p text:style-name="P19">BièrePersonne.nomBière référence Bière.nomBièr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5.2$Linux_X86_64 LibreOffice_project/dd0751754f11728f69b42ee2af66670068624673</meta:generator>
    <meta:creation-date>2021-12-07T14:32:00Z</meta:creation-date>
    <dc:date>2021-12-14T15:20:02.102643752</dc:date>
    <meta:editing-cycles>20</meta:editing-cycles>
    <meta:editing-duration>PT1H21M55S</meta:editing-duration>
    <meta:document-statistic meta:table-count="0" meta:image-count="0" meta:object-count="0" meta:page-count="3" meta:paragraph-count="57" meta:word-count="268" meta:character-count="2901" meta:non-whitespace-character-count="2716"/>
    <meta:template xlink:type="simple" xlink:actuate="onRequest" xlink:title="" xlink:href="Normal.dotm"/>
  </office:meta>
</office:document-meta>
</file>